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726" officeooo:paragraph-rsid="000ac726"/>
    </style:style>
    <style:style style:name="P2" style:family="paragraph" style:parent-style-name="Standard">
      <style:text-properties officeooo:rsid="000ac726" officeooo:paragraph-rsid="000ac726"/>
    </style:style>
    <style:style style:name="T1" style:family="text">
      <style:text-properties officeooo:rsid="000c7f66"/>
    </style:style>
    <style:style style:name="T2" style:family="text">
      <style:text-properties officeooo:rsid="001053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,</text:p>
      <text:p text:style-name="P1"><text:s text:c="5"/>Following are instructions to run this app.</text:p>
      <text:p text:style-name="P1"/>
      <text:p text:style-name="P1">1: Install all packages using following command</text:p>
      <text:p text:style-name="P1"><text:s text:c="14"/>npm i</text:p>
      <text:p text:style-name="P1"/>
      <text:p text:style-name="P1">2: Create database in your pg-admin etc named: <text:span text:style-name="T2">(I’m using postgres db)</text:span></text:p>
      <text:p text:style-name="P1"><text:s text:c="14"/>tasklist </text:p>
      <text:p text:style-name="P1">3: run app using following command</text:p>
      <text:p text:style-name="P1"><text:s text:c="14"/>npm run start:dev </text:p>
      <text:p text:style-name="P1"/>
      <text:p text:style-name="P1">4: run test cases using following command</text:p>
      <text:p text:style-name="P1"><text:s text:c="12"/>npm <text:span text:style-name="T1">run test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36:30.998344714</meta:creation-date>
    <dc:date>2021-12-06T19:39:24.810289181</dc:date>
    <meta:editing-duration>PT2M4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49" meta:character-count="342" meta:non-whitespace-character-count="241"/>
  </office:meta>
</office:document-meta>
</file>